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itle" style:master-page-name="Portrait_2c__20_3_2f_4_22__20_margins">
      <style:paragraph-properties style:page-number="auto"/>
    </style:style>
    <style:style style:name="P2" style:family="paragraph" style:parent-style-name="Text_20_body_2c__20_no_20_space_20_after" style:list-style-name="Bullets_2c__20_diamond"/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.5pt" style:font-size-asian="16.5pt" style:font-size-complex="16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c__20_no_20_spell_20_check"><text:span text:style-name="T2">ohm.py</text:span></text:span></text:p>
      <text:p text:style-name="_2a__2a__2a__2a__2a__20__20__20__20__20__20__20_Hidden_20__20__20__20__20__20__2a__2a__2a__2a__2a_">Don Peterson <text:s text:c="7"/>Words: <text:word-count>124</text:word-count> </text:p>
      <text:p text:style-name="Subtitle"><text:a xlink:type="simple" xlink:href="mailto:someonesdad1@gmail.com" text:style-name="Internet_20_link" text:visited-style-name="Visited_20_Internet_20_Link">someonesdad1@gmail.com</text:a> 18 Dec 2024</text:p>
      <text:p text:style-name="Text_20_body">This document describes a python script <text:span text:style-name="Code">ohm.py</text:span> that is a command line tool to perform calculations with Ohm's Law. <text:s/>The goals are</text:p>
      <text:list xml:id="list1203094550156677870" text:style-name="Bullets_2c__20_diamond">
        <text:list-item>
          <text:p text:style-name="P2">Simplify calculations to get the desired values with minimal typing</text:p>
        </text:list-item>
        <text:list-item>
          <text:p text:style-name="P2">Allow exploration to find suitable values</text:p>
        </text:list-item>
        <text:list-item>
          <text:p text:style-name="P2">Be aware of on-hand resistors so that solutions use these components</text:p>
        </text:list-item>
        <text:list-item>
          <text:p text:style-name="P2">Allow "clamping", which is constraining a given variable to a logical condition</text:p>
          <text:list>
            <text:list-item>
              <text:p text:style-name="P2">Example: <text:s/>dissipated power can be clamped to ≤ 1/4 W so a 1/4 W resistor can be used</text:p>
            </text:list-item>
          </text:list>
        </text:list-item>
        <text:list-item>
          <text:p text:style-name="P2">Display of results</text:p>
          <text:list>
            <text:list-item>
              <text:p text:style-name="P2">Use a given number of figures</text:p>
            </text:list-item>
            <text:list-item>
              <text:p text:style-name="P2">Use fixed, scientific, engineering, or SI notation</text:p>
            </text:list-item>
            <text:list-item>
              <text:p text:style-name="P2">Use color as needed</text:p>
            </text:list-item>
          </text:list>
        </text:list-item>
        <text:list-item>
          <text:p text:style-name="P2">Calculator state is persisted</text:p>
        </text:list-item>
        <text:list-item>
          <text:p text:style-name="P2">You can define named constants</text:p>
        </text:list-item>
      </text:list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dddddd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nex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_2a__2a__2a__2a__2a__20__20__20__20__20__20__20_Hidden_20__20__20__20__20__20__2a__2a__2a__2a__2a_" style:display-name="*****       Hidden      *****" style:family="paragraph" style:parent-style-name="Text_20_body">
      <style:paragraph-properties fo:background-color="transparent">
        <style:background-image/>
      </style:paragraph-properties>
      <style:text-properties text:display="none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333366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style:text-underline-style="solid" style:text-underline-width="auto" style:text-underline-color="font-color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0" meta:object-count="0" meta:page-count="1" meta:paragraph-count="14" meta:word-count="124" meta:character-count="694"/>
    <meta:template xlink:type="simple" xlink:actuate="onRequest" xlink:title="Normal" xlink:href="../Normal.ott" meta:date="2014-12-28T08:19:31.36"/>
  </office:meta>
</office:document-meta>
</file>